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L1">
      <style:paragraph-properties fo:line-height="150%" fo:text-align="justify" style:justify-single-word="false"/>
    </style:style>
    <style:style style:name="P4" style:family="paragraph" style:parent-style-name="Standard" style:list-style-name="L3">
      <style:paragraph-properties fo:line-height="150%" fo:text-align="justify" style:justify-single-word="false"/>
    </style:style>
    <style:style style:name="P5" style:family="paragraph" style:parent-style-name="Standard" style:list-style-name="L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fo:language="uk" fo:country="UA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language="uk" fo:country="UA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озділ ІІІ. Розробка структури та алгоритмів системи розпізнавання графічних образів на основі використання графічних процесорів.</text:p>
      <text:p text:style-name="P1">1. Розробка загальної структури системи розпізнавання графічних образів.</text:p>
      <text:p text:style-name="P6"><text:span text:style-name="T2"><text:tab/>Будь-яка система класифікації даних складається з двох компонент: підсистеми для тренування класифікатора та підсистеми для класифікації вхідних даних. Якщо розглянути систему розпізнавання графічних образів, у основі якої лежить метод Віоли-Джонса, то до вищенаведеного переліку можна додати підсистему підготовки набору даних, оскільки вхідна графічна інформація приводиться до деякої внутрішньої форми, придатної для подальшого аналізу та перетворення. Таким чином, у розробленій системі розпізнавання графічних образів було виділено три модулі: </text:span></text:p>
      <text:list xml:id="list1284999940" text:style-name="L1">
        <text:list-item>
          <text:p text:style-name="P3"><text:span text:style-name="T1">модуль підготовки набору даних</text:span></text:p>
        </text:list-item>
        <text:list-item>
          <text:p text:style-name="P3"><text:span text:style-name="T1">модуль тренування каскаду класифікаторів</text:span></text:p>
        </text:list-item>
        <text:list-item>
          <text:p text:style-name="P3"><text:span text:style-name="T1">головний модуль</text:span></text:p>
        </text:list-item>
      </text:list>
      <text:p text:style-name="P6"><text:span text:style-name="T2">До функцій модуля підготовки набору даних відносяться:</text:span></text:p>
      <text:list xml:id="list1423572637" text:style-name="L2">
        <text:list-item>
          <text:p text:style-name="P7"><text:span text:style-name="T2">завантаження та вивантаження вхідних зображень</text:span></text:p>
        </text:list-item>
        <text:list-item>
          <text:p text:style-name="P7"><text:span text:style-name="T2">присвоєння кожному екземпляру набору даних позитивної або негативної мітки</text:span></text:p>
        </text:list-item>
        <text:list-item>
          <text:p text:style-name="P7"><text:span text:style-name="T2">знаходження інтегрального представлення для кожного вхідного зображення</text:span></text:p>
        </text:list-item>
        <text:list-item>
          <text:p text:style-name="P7"><text:span text:style-name="T2">нормалізація інтегрального зображення</text:span></text:p>
        </text:list-item>
        <text:list-item>
          <text:p text:style-name="P7"><text:span text:style-name="T2">знаходження значень усіх ознак Хоара для кожного нормалізованого інтегрального зображення</text:span></text:p>
        </text:list-item>
      </text:list>
      <text:p text:style-name="P2"><text:span text:style-name="T1">Функціями модуля тренування каскаду класифікаторів є:</text:span></text:p>
      <text:list xml:id="list811675744" text:style-name="L3">
        <text:list-item>
          <text:p text:style-name="P4"><text:span text:style-name="T1">тренування слабкого класифікатора</text:span></text:p>
        </text:list-item>
        <text:list-item>
          <text:p text:style-name="P4"><text:span text:style-name="T1">тренування сильного класифікатора</text:span></text:p>
        </text:list-item>
        <text:list-item>
          <text:p text:style-name="P4"><text:span text:style-name="T1">організація сильних класифікаторів у каскадну структуру</text:span></text:p>
        </text:list-item>
      </text:list>
      <text:p text:style-name="P2"><text:span text:style-name="T1"><text:tab/></text:span></text:p>
      <text:p text:style-name="P2"><text:soft-page-break/><text:span text:style-name="T1"><text:tab/>Функціями головного модуля є:</text:span></text:p>
      <text:list xml:id="list586464975" text:style-name="L4">
        <text:list-item>
          <text:p text:style-name="P5"><text:span text:style-name="T1">завантаження та організація даних, які продукує модуль тренування каскаду класифікаторів</text:span></text:p>
        </text:list-item>
        <text:list-item>
          <text:p text:style-name="P5"><text:span text:style-name="T1">обчислення пари інтегральних зображень для вхідного зображення</text:span></text:p>
        </text:list-item>
        <text:list-item>
          <text:p text:style-name="P5"><text:span text:style-name="T1">сканування вхідного зображення за допомогою плаваючого вікна</text:span></text:p>
        </text:list-item>
        <text:list-item>
          <text:p text:style-name="P5"><text:span text:style-name="T1">масштабування скануючого вікна</text:span></text:p>
        </text:list-item>
        <text:list-item>
          <text:p text:style-name="P5"><text:span text:style-name="T1">класифікація плаваючого вікна</text:span></text:p>
        </text:list-item>
      </text:list>
      <text:p text:style-name="P2"><text:span text:style-name="T1">2. Розробка структури та алгоритму головного модуля системи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5-19T23:53:45</meta:creation-date>
    <dc:date>2013-05-20T01:23:50</dc:date>
    <dc:creator>olehp </dc:creator>
    <meta:editing-duration>PT1H13M4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24" meta:word-count="217" meta:character-count="1675" meta:non-whitespace-character-count="1578"/>
  </office:meta>
</office:document-meta>
</file>